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3e6" officeooo:paragraph-rsid="001c93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3:10:05.818690006</meta:creation-date>
    <dc:date>2017-10-10T13:10:26.675781356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